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lbany" svg:font-family="Albany, sans-serif"/>
    <style:font-face style:name="Tahoma1" svg:font-family="Tahom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1"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999cm" style:rel-width="100%" table:align="left"/>
    </style:style>
    <style:style style:name="Table1.A" style:family="table-column">
      <style:table-column-properties style:column-width="17.999cm" style:rel-column-width="65535*"/>
    </style:style>
    <style:style style:name="Table1.A1" style:family="table-cell">
      <style:table-cell-properties style:vertical-align="middle" fo:padding="0.049cm" fo:border="none"/>
    </style:style>
    <style:style style:name="P1" style:family="paragraph" style:parent-style-name="Heading_20_2" style:master-page-name="HTML">
      <style:paragraph-properties style:page-number="auto"/>
    </style:style>
    <style:style style:name="fr1"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About this Document"/>About this Document:</text:h>
      <text:p text:style-name="Text_20_body">This is a basic tutorial document for EgoMap Alpha 14. It will be updated as needed, and as time permits, for future releases.</text:p>
      <text:h text:style-name="Heading_20_2" text:outline-level="2"><text:bookmark text:name="Installation"/>Installation:</text:h>
      <text:p text:style-name="Text_20_body">The first step to getting EgoMap working is to install it. At moment EgoMap is only distributed in windows via a installation exe file, or as source code. To install the editor, simply run the installer and follow instructions. It is recommended that this should be the Egoboo game directory, but if you choose to use another directory, EgoMap can be configured to look at Egoboo's game directory.</text:p>
      <text:p text:style-name="Text_20_body">Making use of the source code distribution is beyond the scope of this tutorial.</text:p>
      <text:h text:style-name="Heading_20_2" text:outline-level="2"><text:bookmark text:name="Configuration"/>Configuration:</text:h>
      <text:p text:style-name="Text_20_body">Use settings.exe to easily modify all EgoMap settings. It is located in the same folder as the executable for EgoMap. Or you can do things manually:</text:p>
      <text:p text:style-name="Text_20_body">MANUAL SOLUTON: If a directory besides Egoboo's was chosen, a file needs to be edited in order to easily open and save modules. Under the directory “Data” there is a file called settings.txt. Open this file in your favorite text editor. Put the full path for your Egoboo directory after the “Egoboo Path=” line.</text:p>
      <text:h text:style-name="Heading_20_2" text:outline-level="2"><text:bookmark text:name="Opening EgoMap"/>Opening EgoMap for the first time:</text:h>
      <table:table table:name="Table1" table:style-name="Table1">
        <table:table-column table:style-name="Table1.A"/>
        <table:table-row>
          <table:table-cell table:style-name="Table1.A1" office:value-type="string">
            <text:p text:style-name="Table_20_Contents"><draw:frame draw:style-name="fr1" draw:name="graphics1" text:anchor-type="paragraph" svg:width="6.085cm" svg:height="4.789cm" draw:z-index="0"><draw:image xlink:href="../Egoboo%20DEV%20Bundle%202.7.7/Tools/Egomap/docs/tutorial/opendlg.jpg" xlink:type="simple" xlink:show="embed" xlink:actuate="onLoad"/></draw:frame>The first time that EgoMap is loaded, you will be presented with a dialog box asking what you want to do. It's a tabbed dialog box, and you can choose to open a new map, or create a new one. The Open tab displays all of the modules currently in the modules directory, while the New tab has some basic information you can fill in to create a new module.</text:p>
          </table:table-cell>
        </table:table-row>
      </table:table>
      <text:h text:style-name="Heading_20_2" text:outline-level="2"><text:bookmark text:name="Making a New"/>Making a New Module:</text:h>
      <text:p text:style-name="Text_20_body"><draw:frame draw:style-name="fr1" draw:name="graphics2" text:anchor-type="paragraph" svg:width="6.906cm" svg:height="5.794cm" draw:z-index="1"><draw:image xlink:href="../Egoboo%20DEV%20Bundle%202.7.7/Tools/Egomap/docs/tutorial/newdlg.jpg" xlink:type="simple" xlink:show="embed" xlink:actuate="onLoad"/></draw:frame>From the first dialog screen, you can choose to create a new module by going to the New tab. There are a few boxes that need to be filled in before the new module can be completed. </text:p>
      <text:p text:style-name="Text_20_body">There are a few lines that are required. The first line in the dialog is “filename”, which is basically a short name that will be used for the directory name. Egoboo modules have a “.mod” after the directory name to identify them, but that can be left out, because the program will take care of that for you. The second line is also required, and is the name of the module as will appear in Egoboo when the selection screen appears. The rest of the lines are for a description of the module, and are not required, but could be helpful to someone starting to play your module.</text:p>
      <text:p text:style-name="Text_20_body"><text:soft-page-break/>When all of the needed information is filled out, press the “Done” button. The module is now ready to edit!</text:p>
      <text:h text:style-name="Heading_20_2" text:outline-level="2"><text:bookmark text:name="The Editor's"/>The Editor's Layout</text:h>
      <text:p text:style-name="Text_20_body">First, a little side note about Egoboo maps: They are tile based. Each map consists of 64x64 “tiles”, which are a little block on the map. Each tile can have it's own texture, and it's own positioning of “vertex” points. This may sound confusing, but the program handles most of this for you. It automatically takes care of most of that in the background, leaving the higher level design to the user.</text:p>
      <text:p text:style-name="Text_20_body">After creating a new map, you'll be in full editor mode. This section will explain how it is laid out, and some basic usage of it.</text:p>
      <text:p text:style-name="Text_20_body"><draw:frame draw:style-name="fr1" draw:name="graphics3" text:anchor-type="paragraph" svg:width="10.927cm" svg:height="4.763cm" draw:z-index="2"><draw:image xlink:href="../Egoboo%20DEV%20Bundle%202.7.7/Tools/Egomap/docs/tutorial/topbar.jpg" xlink:type="simple" xlink:show="embed" xlink:actuate="onLoad"/></draw:frame>The top of the window contains a menu and tool bar area, like a lot of applications. The majority of the screen is taken up by the actual map window, which will be mostly black.</text:p>
      <text:p text:style-name="Text_20_body">Back to the editor - the tool bar area is the more important part. It contains several buttons on the left hand side. Each button corresponds to a Mode.</text:p>
      <text:h text:style-name="Heading_20_3" text:outline-level="3">Camera Movement:</text:h>
      <text:p text:style-name="Text_20_body">Camera movement is controlled from the keyboard. Arrow keys (AVOID the numpad, it seems to cause problems) controls basic movement: forward, backward, left, right. Camera tilt is controlled by the Home key, and the End key. Rotation left and right is controlled by the Delete, and Page Down keys. Page up and Insert are used for zooming in and out.</text:p>
      <text:p text:style-name="Text_20_body">UP DOWN LEFT RIGHT<text:tab/> <text:tab/>Use arrow keys to move around<text:line-break/>DELETE and PAGEDOWN <text:tab/><text:tab/>Rotates camera left and right<text:line-break/>INSERT and PAGEUP <text:tab/><text:tab/>Zooms the camera in and out<text:line-break/>HOME and END <text:tab/><text:tab/><text:tab/>Tilts the camera up and down<text:line-break/>Holding SHIFT <text:tab/><text:tab/><text:tab/>Doubles the move speed of any actions above</text:p>
      <text:h text:style-name="Heading_20_3" text:outline-level="3">Paint Mode:</text:h>
      <text:p text:style-name="Text_20_body">This mode is for simply changing textures on each tile. It's basic point and click. There's also a “Texture” button available that lets you change the texture you're currently painting with. Left Clicking will paint in the current texture, right clicking will “pick up” the current texture.</text:p>
      <text:p text:style-name="Text_20_body">LEFTCLICK <text:tab/><text:tab/>Paint the target tile (can be dragged)<text:line-break/>RIGHTCLICK <text:tab/>Copy target texture on tile</text:p>
      <text:h text:style-name="Heading_20_3" text:outline-level="3">Building Mode: (Formerly Wall/Floor Mode)</text:h>
      <text:p text:style-name="Text_20_body">This is one of the more used modes. It allows for easy point-and-click editing to create floors and walls on a map. Left-clicking builds a wall, while right-clicking makes the a floor.</text:p>
      <text:h text:style-name="Heading_20_3" text:outline-level="3"><text:soft-page-break/>Vertex Mode:</text:h>
      <text:p text:style-name="Text_20_body">This mode can be used to move individual points around on the map.</text:p>
      <text:h text:style-name="Heading_20_3" text:outline-level="3">Fan Mode:</text:h>
      <text:p text:style-name="Text_20_body">This mode can be used to change specific block types.  This mode is recommended for experienced users only, and does not offer much to a typical user.</text:p>
      <text:h text:style-name="Heading_20_3" text:outline-level="3">Object Mode:</text:h>
      <text:p text:style-name="Text_20_body">Object mode has developed a lot for this release.  It deals with two different types of entities, lights and objects.  Object (including lights) moving is only supported in Object Mode - you cannot select or move an object in any other mode.</text:p>
      <text:p text:style-name="Text_20_body">To add a new light, click on the "Add Light" button, and then click where you want the light.  Objects (Items and Monsters) can be added by clicking on the "Add Object" button.  Both are saved when the module is.<text:line-break/><text:line-break/>CTRL+CLICK <text:tab/>Deletes target object<text:line-break/>RIGHTCLICK <text:tab/>Edits target object stats and inventory</text:p>
      <text:h text:style-name="Heading_20_2" text:outline-level="2"><text:bookmark text:name="Editing the map"/>Editing the map:</text:h>
      <text:p text:style-name="Text_20_body">A new map starts with all black tiles that are all set to being a Wall by default. In order to start making the level, halls, rooms, and chambers will be needed. The first step is to usually choose the floor type you want to use when making rooms and halls. This is done by switching to the Paint Mode, and clicking the Texture button to choose a texture. The next step is to switch back to the Building Mode, and start making floor tiles (by right-clicking on tiles). If you change your mind, use a left-click to build a wall in that place.</text:p>
      <text:p text:style-name="Text_20_body">After a sizable area has been cleared you, you can easily repaint sections by switching to the Paint Mode again, and alternating between left-clicking to paint a tile, right-clicking to pick one up, or choosing a new texture to use.</text:p>
      <text:p text:style-name="Text_20_body">One of the final steps on most maps is to add lighting. If you switch to Object Mode, there is a button to add a light. After clicking it, click the spot where the light is needed. To modify the area and brightness, right-click on the light.</text:p>
      <text:h text:style-name="Heading_20_3" text:outline-level="3">Random Generation:</text:h>
      <text:p text:style-name="Text_20_body">Under the File menu, EgoMap has the ability to create a random map This basically clears all of the current map, and generates randomly connected rooms, halls, and some “cave-like” areas. The current generation is a bit crude, so it needs some editing before it'd be usable as a level, but it may provide a nice starting point. Eventually there will be a way to tweak and configure how this generation takes pla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lbany" svg:font-family="Albany, sans-serif"/>
    <style:font-face style:name="Tahoma1" svg:font-family="Tahom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1"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1"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padding="0cm" fo:border="none"/>
      <style:text-properties style:font-name="Albany"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808080" fo:font-size="12pt" fo:font-style="italic"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2-07-15T16:55:41</meta:creation-date>
    <dc:date>2008-07-08T14:56:10</dc:date>
    <meta:editing-cycles>0</meta:editing-cycles>
    <meta:editing-duration>PT0S</meta:editing-duration>
    <meta:user-defined meta:name="Info 1"/>
    <meta:user-defined meta:name="Info 2"/>
    <meta:user-defined meta:name="Info 3"/>
    <meta:user-defined meta:name="Info 4"/>
    <meta:document-statistic meta:table-count="1" meta:image-count="3" meta:object-count="0" meta:page-count="3" meta:paragraph-count="40" meta:word-count="1226" meta:character-count="6743"/>
  </office:meta>
</office:document-meta>
</file>